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1bcc85" officeooo:paragraph-rsid="001bcc85"/>
    </style:style>
    <style:style style:name="P2" style:family="paragraph" style:parent-style-name="Standard">
      <style:text-properties style:font-name="FreeMono" officeooo:rsid="001d8dc7" officeooo:paragraph-rsid="001d8dc7"/>
    </style:style>
    <style:style style:name="P3" style:family="paragraph" style:parent-style-name="Standard">
      <style:text-properties style:font-name="FreeMono" officeooo:rsid="001ea749" officeooo:paragraph-rsid="001ea749"/>
    </style:style>
    <style:style style:name="P4" style:family="paragraph" style:parent-style-name="Standard">
      <style:text-properties style:font-name="FreeMono" officeooo:rsid="0021cb3d" officeooo:paragraph-rsid="0021cb3d"/>
    </style:style>
    <style:style style:name="P5" style:family="paragraph" style:parent-style-name="Standard">
      <style:text-properties style:font-name="FreeMono" officeooo:rsid="002313b9" officeooo:paragraph-rsid="002313b9"/>
    </style:style>
    <style:style style:name="P6" style:family="paragraph" style:parent-style-name="Standard">
      <style:text-properties style:font-name="FreeMono" officeooo:rsid="0025f754" officeooo:paragraph-rsid="0025f754"/>
    </style:style>
    <style:style style:name="P7" style:family="paragraph" style:parent-style-name="Standard">
      <style:text-properties style:font-name="FreeMono" officeooo:rsid="0029c870" officeooo:paragraph-rsid="0029c870"/>
    </style:style>
    <style:style style:name="T1" style:family="text">
      <style:text-properties officeooo:rsid="001dfd84"/>
    </style:style>
    <style:style style:name="T2" style:family="text">
      <style:text-properties officeooo:rsid="00202edd"/>
    </style:style>
    <style:style style:name="T3" style:family="text">
      <style:text-properties officeooo:rsid="002313b9"/>
    </style:style>
    <style:style style:name="T4" style:family="text">
      <style:text-properties officeooo:rsid="00248800"/>
    </style:style>
    <style:style style:name="T5" style:family="text">
      <style:text-properties officeooo:rsid="0026f25e"/>
    </style:style>
    <style:style style:name="T6" style:family="text">
      <style:text-properties officeooo:rsid="0029fe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1">GS200</text:p>
      <text:p text:style-name="P1">Homework 14</text:p>
      <text:p text:style-name="P1"/>
      <text:p text:style-name="P2">1a.<text:tab/><text:span text:style-name="T1">Commodity chain – Taking an ultimate consumable item and tracing back the set of input that culminated in this item. For foods, this is seed and fertilizer to harvesting to marketing to distribution. I always imagined commodity chains beginning with the finished product and involving shipping only for some reason.</text:span></text:p>
      <text:p text:style-name="P2"/>
      <text:p text:style-name="P3">1b.<text:tab/><text:span text:style-name="T2">I'm surprised by the breadth of child labor in the growing of cacao. One of the reports labeled almost 2 million children involved, which is a staggering number. </text:span></text:p>
      <text:p text:style-name="P3"/>
      <text:p text:style-name="P4">1c.<text:tab/><text:span text:style-name="T3">Biopiracy, awesome term. Also pretty interesting that a nation committed biopiracy to get coffee.</text:span></text:p>
      <text:p text:style-name="P4"/>
      <text:p text:style-name="P5">2a.<text:tab/><text:span text:style-name="T4">This chapter spent a lot of time talking about Starbucks Coffee. I remember visiting a Starbucks in Shanghai with my jazz band; we didn't know how to read the menu, so the barista said in English “You probably want an Americano, here.” It's a little difficult to analyze this section of text because the authors seem to have especially strong views on the company, but I think it's clear that as companies move into more and more pervasive roles, they consider the “commodity chain” in an ethical view.</text:span></text:p>
      <text:p text:style-name="P5"/>
      <text:p text:style-name="P6"><text:span text:style-name="T5">2b</text:span>.<text:tab/><text:span text:style-name="T5">A lot of the message here had to deal with equity for growers, from not using child labor to making sure that farmers could earn fair prices. I don't know if this will play a larger role in the future, but I think it's a strong enough issue to merit more consideration.</text:span></text:p>
      <text:p text:style-name="P7"/>
      <text:p text:style-name="P7">3.<text:tab/><text:span text:style-name="T6">I want to know what tools are available for having more transparency on the issue of food sourcing. The area has a lot of contention, gigantic lobby groups don't want GMO food to be labeled because it could scare away consumers. I think that's idiotic, but then again our society is wading waist deep in misinformation on all things, so maybe Monsanto's approach is justified. Regardless, I think having enough information to make the decisions this chapter called for is more difficult now precisely because the information is scarce and then wrapped and fluffed by advertis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09:54.156129813</meta:creation-date>
    <dc:date>2016-11-08T10:13:48.372898411</dc:date>
    <meta:editing-duration>PT1H3M47S</meta:editing-duration>
    <meta:editing-cycles>13</meta:editing-cycles>
    <meta:generator>LibreOffice/5.2.3.3$Linux_X86_64 LibreOffice_project/20m0$Build-3</meta:generator>
    <meta:document-statistic meta:table-count="0" meta:image-count="0" meta:object-count="0" meta:page-count="1" meta:paragraph-count="9" meta:word-count="338" meta:character-count="1979" meta:non-whitespace-character-count="1648"/>
  </office:meta>
</office:document-meta>
</file>